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294cm"/>
    </style:style>
    <style:style style:name="gr2" style:family="graphic" style:parent-style-name="standard">
      <style:graphic-properties draw:stroke="none" draw:fill="none" fo:min-height="1.929cm"/>
    </style:style>
    <style:style style:name="gr3" style:family="graphic" style:parent-style-name="standard">
      <style:graphic-properties draw:stroke="none" draw:fill="none" fo:min-height="2.368cm"/>
    </style:style>
    <style:style style:name="gr4" style:family="graphic" style:parent-style-name="standard">
      <style:graphic-properties draw:stroke="none" draw:fill="none" fo:min-height="1.725cm"/>
    </style:style>
    <style:style style:name="gr5" style:family="graphic" style:parent-style-name="standard">
      <style:graphic-properties draw:stroke="none" draw:fill="none" fo:min-height="2.378cm"/>
    </style:style>
    <style:style style:name="gr6" style:family="graphic" style:parent-style-name="standard">
      <style:graphic-properties draw:stroke="none" draw:fill="none" fo:min-height="1.108cm"/>
    </style:style>
    <style:style style:name="gr7" style:family="graphic" style:parent-style-name="standard">
      <style:graphic-properties draw:stroke="none" draw:fill="none" fo:min-height="0.965cm"/>
    </style:style>
    <style:style style:name="gr8" style:family="graphic" style:parent-style-name="standard">
      <style:graphic-properties draw:stroke="none" draw:fill="none" fo:min-height="1.1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9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4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T1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-33% 58%" style:font-name="Liberation Sans" fo:font-size="9pt" fo:font-style="normal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4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6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7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8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9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782cm" svg:height="1.544cm" svg:x="13.209cm" svg:y="12.575cm">
          <draw:text-box>
            <text:p text:style-name="P1"><text:span text:style-name="T1">x</text:span><text:span text:style-name="T2">1</text:span></text:p>
            <text:p text:style-name="P1"><text:span text:style-name="T1">x</text:span><text:span text:style-name="T2">2</text:span></text:p>
            <text:p text:style-name="P1"><text:span text:style-name="T1">x</text:span><text:span text:style-name="T3">3</text:span></text:p>
          </draw:text-box>
        </draw:frame>
        <draw:frame draw:style-name="gr2" draw:text-style-name="P3" draw:layer="layout" svg:width="1.006cm" svg:height="2.179cm" svg:x="9.605cm" svg:y="12.258cm">
          <draw:text-box>
            <text:p text:style-name="P1"><text:span text:style-name="T4">w</text:span><text:span text:style-name="T5">11</text:span></text:p>
            <text:p text:style-name="P1"><text:span text:style-name="T6">w</text:span><text:span text:style-name="T5">21</text:span></text:p>
            <text:p text:style-name="P1"><text:span text:style-name="T6">w</text:span><text:span text:style-name="T5">31</text:span></text:p>
            <text:p text:style-name="P1"><text:span text:style-name="T6">w</text:span><text:span text:style-name="T5">41</text:span></text:p>
          </draw:text-box>
        </draw:frame>
        <draw:frame draw:style-name="gr2" draw:text-style-name="P3" draw:layer="layout" svg:width="1.006cm" svg:height="2.179cm" svg:x="10.452cm" svg:y="12.258cm">
          <draw:text-box>
            <text:p text:style-name="P1"><text:span text:style-name="T4">w</text:span><text:span text:style-name="T5">12</text:span></text:p>
            <text:p text:style-name="P1"><text:span text:style-name="T6">w</text:span><text:span text:style-name="T5">22</text:span></text:p>
            <text:p text:style-name="P1"><text:span text:style-name="T6">w</text:span><text:span text:style-name="T5">32</text:span></text:p>
            <text:p text:style-name="P1"><text:span text:style-name="T6">w</text:span><text:span text:style-name="T5">42</text:span></text:p>
          </draw:text-box>
        </draw:frame>
        <draw:frame draw:style-name="gr2" draw:text-style-name="P3" draw:layer="layout" svg:width="1.006cm" svg:height="2.179cm" svg:x="11.299cm" svg:y="12.258cm">
          <draw:text-box>
            <text:p text:style-name="P1"><text:span text:style-name="T4">w</text:span><text:span text:style-name="T5">13</text:span></text:p>
            <text:p text:style-name="P1"><text:span text:style-name="T6">w</text:span><text:span text:style-name="T5">23</text:span></text:p>
            <text:p text:style-name="P1"><text:span text:style-name="T6">w</text:span><text:span text:style-name="T5">33</text:span></text:p>
            <text:p text:style-name="P1"><text:span text:style-name="T6">w</text:span><text:span text:style-name="T5">43</text:span></text:p>
          </draw:text-box>
        </draw:frame>
        <draw:frame draw:style-name="gr3" draw:text-style-name="P4" draw:layer="layout" svg:width="0.777cm" svg:height="2.618cm" svg:x="8.857cm" svg:y="11.95cm">
          <draw:text-box>
            <text:p text:style-name="P1"><text:span text:style-name="T7">(</text:span></text:p>
          </draw:text-box>
        </draw:frame>
        <draw:frame draw:style-name="gr3" draw:text-style-name="P4" draw:layer="layout" svg:width="0.777cm" svg:height="2.618cm" svg:x="11.786cm" svg:y="11.95cm">
          <draw:text-box>
            <text:p text:style-name="P1"><text:span text:style-name="T7">)</text:span></text:p>
          </draw:text-box>
        </draw:frame>
        <draw:frame draw:style-name="gr3" draw:text-style-name="P4" draw:layer="layout" svg:width="0.777cm" svg:height="2.618cm" svg:x="12.544cm" svg:y="11.95cm">
          <draw:text-box>
            <text:p text:style-name="P1"><text:span text:style-name="T7">(</text:span></text:p>
          </draw:text-box>
        </draw:frame>
        <draw:frame draw:style-name="gr3" draw:text-style-name="P4" draw:layer="layout" svg:width="0.777cm" svg:height="2.618cm" svg:x="13.41cm" svg:y="11.95cm">
          <draw:text-box>
            <text:p text:style-name="P1"><text:span text:style-name="T7">)</text:span></text:p>
          </draw:text-box>
        </draw:frame>
        <draw:g>
          <draw:frame draw:style-name="gr4" draw:text-style-name="P2" draw:layer="layout" svg:width="0.782cm" svg:height="1.975cm" svg:x="14.144cm" svg:y="16.104cm">
            <draw:text-box>
              <text:p text:style-name="P1"><text:span text:style-name="T1">y</text:span><text:span text:style-name="T2">1</text:span></text:p>
              <text:p text:style-name="P1"><text:span text:style-name="T1">y</text:span><text:span text:style-name="T2">2</text:span></text:p>
              <text:p text:style-name="P1"><text:span text:style-name="T8">y</text:span><text:span text:style-name="T3">3</text:span></text:p>
              <text:p text:style-name="P1"><text:span text:style-name="T8">y</text:span><text:span text:style-name="T9">4</text:span></text:p>
            </draw:text-box>
          </draw:frame>
          <draw:frame draw:style-name="gr3" draw:text-style-name="P4" draw:layer="layout" svg:width="0.777cm" svg:height="2.618cm" svg:x="7.374cm" svg:y="15.672cm">
            <draw:text-box>
              <text:p text:style-name="P1"><text:span text:style-name="T7">(</text:span></text:p>
            </draw:text-box>
          </draw:frame>
          <draw:frame draw:style-name="gr3" draw:text-style-name="P4" draw:layer="layout" svg:width="0.777cm" svg:height="2.618cm" svg:x="12.455cm" svg:y="15.672cm">
            <draw:text-box>
              <text:p text:style-name="P1"><text:span text:style-name="T7">)</text:span></text:p>
            </draw:text-box>
          </draw:frame>
          <draw:frame draw:style-name="gr5" draw:text-style-name="P4" draw:layer="layout" svg:width="0.777cm" svg:height="2.628cm" svg:x="13.373cm" svg:y="15.654cm">
            <draw:text-box>
              <text:p text:style-name="P1"><text:span text:style-name="T7">(</text:span></text:p>
            </draw:text-box>
          </draw:frame>
          <draw:frame draw:style-name="gr3" draw:text-style-name="P4" draw:layer="layout" svg:width="0.777cm" svg:height="2.618cm" svg:x="14.397cm" svg:y="15.672cm">
            <draw:text-box>
              <text:p text:style-name="P1"><text:span text:style-name="T7">)</text:span></text:p>
            </draw:text-box>
          </draw:frame>
          <draw:frame draw:style-name="gr6" draw:text-style-name="P3" draw:layer="layout" svg:width="1.561cm" svg:height="1.358cm" svg:x="8.044cm" svg:y="16.404cm">
            <draw:text-box>
              <text:p text:style-name="P1"><text:span text:style-name="T4">wh</text:span><text:span text:style-name="T5">11</text:span></text:p>
              <text:p text:style-name="P1"><text:span text:style-name="T6">wh</text:span><text:span text:style-name="T5">21</text:span></text:p>
            </draw:text-box>
          </draw:frame>
          <draw:frame draw:style-name="gr7" draw:text-style-name="P3" draw:layer="layout" svg:width="1.344cm" svg:height="1.215cm" svg:x="9.492cm" svg:y="16.404cm">
            <draw:text-box>
              <text:p text:style-name="P1"><text:span text:style-name="T4">wh</text:span><text:span text:style-name="T5">12</text:span></text:p>
              <text:p text:style-name="P1"><text:span text:style-name="T6">wh</text:span><text:span text:style-name="T5">22</text:span></text:p>
            </draw:text-box>
          </draw:frame>
          <draw:frame draw:style-name="gr8" draw:text-style-name="P3" draw:layer="layout" svg:width="1.267cm" svg:height="1.376cm" svg:x="10.724cm" svg:y="16.404cm">
            <draw:text-box>
              <text:p text:style-name="P1"><text:span text:style-name="T4">wh</text:span><text:span text:style-name="T5">13</text:span></text:p>
              <text:p text:style-name="P1"><text:span text:style-name="T6">wh</text:span><text:span text:style-name="T5">23</text:span></text:p>
            </draw:text-box>
          </draw:frame>
          <draw:frame draw:style-name="gr7" draw:text-style-name="P3" draw:layer="layout" svg:width="1.261cm" svg:height="1.215cm" svg:x="11.88cm" svg:y="16.404cm">
            <draw:text-box>
              <text:p text:style-name="P1"><text:span text:style-name="T4">wh</text:span><text:span text:style-name="T5">14</text:span></text:p>
              <text:p text:style-name="P1"><text:span text:style-name="T6">wh</text:span><text:span text:style-name="T5">2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1-29T20:25:44.146723451</dc:date>
    <meta:editing-duration>PT18M11S</meta:editing-duration>
    <meta:editing-cycles>2</meta:editing-cycles>
    <meta:generator>LibreOffice/5.0.3.2$Linux_X86_64 LibreOffice_project/00m0$Build-2</meta:generator>
    <meta:document-statistic meta:object-count="18"/>
  </office:meta>
</office:document-meta>
</file>